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ff0000" draw:fill-color="#cc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end="Arrow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00000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cm" svg:stroke-color="#0000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1cm" svg:stroke-color="#00ff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ff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1.979cm" svg:height="8.206cm" svg:x="2.026cm" svg:y="0.872cm" svg:viewBox="0 0 11980 8207" svg:d="m7334 436c-341 38-628-164-967-171-408-8-767-239-1195-227-354 10-706 19-1053-29-366-50-677 117-1024 171-357 56-676 243-995 427-336 194-587 477-882 711-402 319-372 867-797 1195-329 253-311 720-313 1109-1 361 9 715-85 1082-134 522 350 915 483 1394 119 428 528 660 712 1052 201 430 700 535 1081 740 318 171 661 313 1024 313 387 1 777 0 1166 0 303 0 608 0 911 0 303 0 607-23 910 0 295 22 571-70 854-114 323-50 647-104 967-171 441-93 862-276 1309-341 486-70 873-381 1308-569 424-183 621-560 854-910 201-302 420-625 370-1025-63-496-409-847-569-1308-132-381-325-721-598-1053-284-346-571-665-825-1024-235-333-533-609-853-854-263-202-512-455-854-483-284-23-571-24-853 28l-57 29z">
          <text:p/>
        </draw:path>
        <draw:line draw:style-name="gr2" draw:text-style-name="P1" draw:layer="layout" svg:x1="4.635cm" svg:y1="5.635cm" svg:x2="4.635cm" svg:y2="1.635cm">
          <text:p/>
        </draw:line>
        <draw:line draw:style-name="gr2" draw:text-style-name="P1" draw:layer="layout" svg:x1="4.635cm" svg:y1="5.635cm" svg:x2="8.635cm" svg:y2="5.635cm">
          <text:p/>
        </draw:line>
        <draw:line draw:style-name="gr3" draw:text-style-name="P1" draw:layer="layout" svg:x1="4.635cm" svg:y1="5.635cm" svg:x2="8.135cm" svg:y2="4.635cm">
          <text:p/>
        </draw:line>
        <draw:path draw:style-name="gr4" draw:text-style-name="P1" draw:layer="layout" svg:width="1.776cm" svg:height="1.942cm" svg:x="3.859cm" svg:y="4.635cm" svg:viewBox="0 0 1777 1943" svg:d="m1745 1047c266-1065-1202-1353-1598-703-266 437-266 1502 799 1598">
          <text:p/>
        </draw:path>
        <draw:circle draw:style-name="gr5" draw:text-style-name="P1" draw:layer="layout" svg:width="0.5cm" svg:height="0.5cm" svg:x="10.135cm" svg:y="4.635cm">
          <text:p/>
        </draw:circle>
        <draw:line draw:style-name="gr6" draw:text-style-name="P1" draw:layer="layout" svg:x1="4.635cm" svg:y1="5.635cm" svg:x2="10.356cm" svg:y2="4.922cm">
          <text:p/>
        </draw:line>
        <draw:line draw:style-name="gr7" draw:text-style-name="P1" draw:layer="layout" svg:x1="10.467cm" svg:y1="4.867cm" svg:x2="13.967cm" svg:y2="3.867cm">
          <text:p/>
        </draw:line>
        <draw:line draw:style-name="gr7" draw:text-style-name="P1" draw:layer="layout" svg:x1="10.411cm" svg:y1="4.867cm" svg:x2="10.128cm" svg:y2="2.389cm">
          <text:p/>
        </draw:line>
        <draw:line draw:style-name="gr8" draw:text-style-name="P1" draw:layer="layout" svg:x1="10.467cm" svg:y1="4.867cm" svg:x2="13.457cm" svg:y2="2.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faure</meta:initial-creator>
    <meta:creation-date>2006-11-08T16:52:59</meta:creation-date>
    <dc:creator>faure</dc:creator>
    <dc:date>2006-11-08T17:06:07</dc:date>
    <dc:language>en-AU</dc:language>
    <meta:editing-cycles>2</meta:editing-cycles>
    <meta:editing-duration>PT13M9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